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0% 100%"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6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0% 100%"/>
    </style:style>
    <style:style style:name="P7" style:family="paragraph" style:parent-style-name="Standard">
      <style:paragraph-properties fo:margin-left="0.2598in" fo:margin-right="0in" fo:text-align="start" style:justify-single-word="false" fo:text-indent="-0.2598in" style:auto-text-indent="false">
        <style:tab-stops/>
      </style:paragraph-properties>
      <style:text-properties style:text-position="sub 58%"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text-position="-33% 8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number" office:value-type="float" office:value="21" style:data-style-name="N0">21</text:variable-set>: Chemical Equations</text:p>
      <text:p text:style-name="P4">1.Identify each as <text:span text:style-name="T4">Synthesis, Decomposition, Single Displacement, Double Displacement, or Combustion</text:span>.</text:p>
      <text:p text:style-name="P5"/>
      <text:p text:style-name="P5"><text:tab/>a. N<text:span text:style-name="T5">2</text:span> + <text:s/>H<text:span text:style-name="T5">2</text:span> <text:span text:style-name="T6">→</text:span> <text:s/>NH<text:span text:style-name="T5">3</text:span></text:p>
      <text:p text:style-name="P5"/>
      <text:p text:style-name="P5"/>
      <text:p text:style-name="P5"/>
      <text:p text:style-name="P5"><text:tab/>b. MgI<text:span text:style-name="T5">2</text:span> + Br<text:span text:style-name="T5">2</text:span> <text:span text:style-name="T6">→</text:span> MgBr<text:span text:style-name="T5">2</text:span> + I<text:span text:style-name="T5">2</text:span></text:p>
      <text:p text:style-name="P5"/>
      <text:p text:style-name="P5"/>
      <text:p text:style-name="P5"/>
      <text:p text:style-name="P5"><text:tab/>c. SO<text:span text:style-name="T5">3</text:span> + H<text:span text:style-name="T5">2</text:span>O <text:span text:style-name="T6">→</text:span> H<text:span text:style-name="T5">2</text:span>SO<text:span text:style-name="T5">4</text:span></text:p>
      <text:p text:style-name="P5"/>
      <text:p text:style-name="P5"/>
      <text:p text:style-name="P5"/>
      <text:p text:style-name="P5"><text:tab/>d. (NH<text:span text:style-name="T5">4</text:span>)<text:span text:style-name="T5">2</text:span>SO<text:span text:style-name="T5">4</text:span> + Ba(NO<text:span text:style-name="T5">3</text:span>)<text:span text:style-name="T5">2</text:span> <text:span text:style-name="T6">→</text:span> BaSO<text:span text:style-name="T5">4</text:span> + NH<text:span text:style-name="T5">4</text:span>NO<text:span text:style-name="T5">3</text:span></text:p>
      <text:p text:style-name="P5"/>
      <text:p text:style-name="P5"><text:tab/></text:p>
      <text:p text:style-name="P7"/>
      <text:p text:style-name="P5"><text:tab/>e. Fe<text:span text:style-name="T5">2</text:span>O<text:span text:style-name="T5">3</text:span> + HCl <text:s/><text:span text:style-name="T6">→</text:span> FeCl<text:span text:style-name="T5">3</text:span> + H<text:span text:style-name="T5">2</text:span>O</text:p>
      <text:p text:style-name="P5"/>
      <text:p text:style-name="P5"/>
      <text:p text:style-name="P7"/>
      <text:p text:style-name="P5"><text:tab/>f. H<text:span text:style-name="T5">2</text:span>O<text:span text:style-name="T5">2</text:span> → H<text:span text:style-name="T5">2</text:span>O + O<text:span text:style-name="T5">2</text:span></text:p>
      <text:p text:style-name="P7"/>
      <text:p text:style-name="P7"/>
      <text:p text:style-name="P7"/>
      <text:p text:style-name="P5"><text:tab/>g. CH<text:span text:style-name="T7">4</text:span> + O<text:span text:style-name="T7">2</text:span> → CO<text:span text:style-name="T7">2</text:span> + H<text:span text:style-name="T7">2</text:span>O </text:p>
      <text:p text:style-name="P5"/>
      <text:p text:style-name="P5"/>
      <text:p text:style-name="P5"/>
      <text:p text:style-name="P5"><text:tab/>g. KCl + Zn<text:span text:style-name="T5">3</text:span>(PO<text:span text:style-name="T5">4</text:span>)<text:span text:style-name="T5">2</text:span> <text:span text:style-name="T6">→</text:span> ZnCl<text:span text:style-name="T5">2</text:span> + K<text:span text:style-name="T5">3</text:span>PO<text:span text:style-name="T5">4</text:span></text:p>
      <text:p text:style-name="P5"/>
      <text:p text:style-name="P5"/>
      <text:p text:style-name="P6">3. Write the chemical formula for each compound.</text:p>
      <text:p text:style-name="P6"><text:tab/>a. Water<text:tab/><text:tab/><text:tab/><text:tab/><text:tab/><text:tab/>c. Hydrogen Chloride</text:p>
      <text:p text:style-name="P6"/>
      <text:p text:style-name="P6"/>
      <text:p text:style-name="P6"/>
      <text:p text:style-name="P6"><text:tab/>b. Magnesium Sulfate<text:tab/><text:tab/><text:tab/><text:tab/><text:tab/>d. Calcium Chloride</text:p>
      <text:p text:style-name="P6"/>
      <text:p text:style-name="P1"/>
      <text:p text:style-name="P1"/>
      <text:p text:style-name="P1"><text:soft-page-break/>4. What are the chemicals that most often occur in diatomic molecules in nature?</text:p>
      <text:p text:style-name="P1"/>
      <text:p text:style-name="P1"/>
      <text:p text:style-name="P1"/>
      <text:p text:style-name="P1"/>
      <text:p text:style-name="P1">5. Write a balanced chemical equation for each of the following:</text:p>
      <text:p text:style-name="P1"/>
      <text:p text:style-name="P1"><text:tab/>a. Copper reacts with Hydrogen Sulfate to form Copper Sulfate and Hydrogen Gas.</text:p>
      <text:p text:style-name="P1"/>
      <text:p text:style-name="P1"/>
      <text:p text:style-name="P1"/>
      <text:p text:style-name="P1"/>
      <text:p text:style-name="P1"><text:tab/>b. Lithium reacts with water to form Lithium Hydroxide and Hydrogen Gas.</text:p>
      <text:p text:style-name="P1"/>
      <text:p text:style-name="P1"/>
      <text:p text:style-name="P1"/>
      <text:p text:style-name="P1"/>
      <text:p text:style-name="P1"><text:tab/>c. Iron reacts with Oxygen to form Iron (III) Oxide.</text:p>
      <text:p text:style-name="P1"/>
      <text:p text:style-name="P1"/>
      <text:p text:style-name="P1"/>
      <text:p text:style-name="P1"/>
      <text:p text:style-name="P1"><text:tab/>d. Sulfur and Aluminum react to form Aluminum (III) Sulfide.</text:p>
      <text:p text:style-name="P1"/>
      <text:p text:style-name="P1"/>
      <text:p text:style-name="P1"/>
      <text:p text:style-name="P1"/>
      <text:p text:style-name="P1"><text:tab/>e. Hydrogen Nitrate reacts with Zinc to form Zinc Nitrate and Hydrogen Gas.</text:p>
      <text:p text:style-name="P1"/>
      <text:p text:style-name="P1"/>
      <text:p text:style-name="P1"/>
      <text:p text:style-name="P1"><text:tab/></text:p>
      <text:p text:style-name="P1"/>
      <text:p text:style-name="P2"><text:span text:style-name="T2"><text:tab/>f. Dinitrogen Monoxide <text:s/>reacts with Oxygen to form Nitrogen Gas and Ozone (O</text:span><text:span text:style-name="T5">3</text:span><text:span text:style-name="T2">).</text:span></text:p>
      <text:p text:style-name="P1"/>
      <text:p text:style-name="P1"/>
      <text:p text:style-name="P1"/>
      <text:p text:style-name="P1"/>
      <text:p text:style-name="P1"><text:tab/>g. Dihydrogen Dioxide decomposes to form Water and Oxygen Gas.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1-18T20:14:37.60" text:fixed="true">11/18/08</text:date></text:p>
      </style:header>
      <style:footer>
        <text:p text:style-name="Footer"><text:span text:style-name="T2">2</text:span><text:span text:style-name="T3">nd</text:span> 9 Weeks<text:tab/><text:page-number text:select-page="current">2</text:page-number>/<text:page-count>2</text:page-count><text:tab/>Assignment <text:variable-get text:name="assignmentnumber" office:value-type="float" style:data-style-name="N0">2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1-18T20:14:37</meta:creation-date>
    <dc:creator>Jonas Williamson</dc:creator>
    <dc:date>2008-11-18T20:18:44</dc:date>
    <meta:printed-by>Jonas Williamson</meta:printed-by>
    <meta:print-date>2008-11-18T20:18:36</meta:print-date>
    <meta:editing-cycles>3</meta:editing-cycles>
    <meta:editing-duration>PT3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6" meta:word-count="187" meta:character-count="1158"/>
  </office:meta>
</office:document-meta>
</file>